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la página de Oscar Wilde</text:p>
      <text:p text:style-name="Standard">- Propiedad float:</text:p>
      <text:p text:style-name="Standard"/>
      <text:p text:style-name="Standard">Las citas de Oscar Wilde están encerradas en bloques &lt;div&gt; que utilizan la propiedad float para posicionarse a la izquierda o a la derecha del texto principal.</text:p>
      <text:p text:style-name="Standard">Esto permite que el texto fluya alrededor de estos bloques, creando un diseño dinámico y atractivo.</text:p>
      <text:p text:style-name="Standard"/>
      <text:p text:style-name="Standard">- Propiedad clear:</text:p>
      <text:p text:style-name="Standard"/>
      <text:p text:style-name="Standard">Se utiliza clear para evitar que los elementos flotantes interfieran con otros elementos. Por ejemplo, después de una serie de bloques flotantes, se puede usar clear: both para asegurarse de que el siguiente contenido comience debajo de los elementos flotantes.</text:p>
      <text:p text:style-name="Standard"/>
      <text:p text:style-name="Standard">- Margen y relleno:</text:p>
      <text:p text:style-name="Standard"/>
      <text:p text:style-name="Standard">Se utilizan márgenes (margin) y relleno (padding) para espaciar los elementos y mejorar la legibilidad.</text:p>
      <text:p text:style-name="Standard"/>
      <text:p text:style-name="P1">Análisis de la página de Efemérides</text:p>
      <text:p text:style-name="Standard"/>
      <text:p text:style-name="Standard">- Propiedad float:</text:p>
      <text:p text:style-name="Standard"/>
      <text:p text:style-name="Standard">Las imágenes y los textos están posicionados utilizando float. Por ejemplo, las imágenes pueden flotar a la izquierda o a la derecha, permitiendo que el texto fluya alrededor de ellas.</text:p>
      <text:p text:style-name="Standard"/>
      <text:p text:style-name="Standard">- Propiedad clear:</text:p>
      <text:p text:style-name="Standard"/>
      <text:p text:style-name="Standard">Al igual que en la página de Oscar Wilde, clear se utiliza para controlar el flujo de los elementos y asegurar que no haya superposiciones no deseadas.</text:p>
      <text:p text:style-name="Standard"/>
      <text:p text:style-name="Standard">- Alineación y justificación:</text:p>
      <text:p text:style-name="Standard"/>
      <text:p text:style-name="Standard">Se utiliza text-align para alinear el texto dentro de los bloques, y justify para justificar el texto, lo que mejora la apariencia visual del conteni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20:59:38.033000000</meta:creation-date>
    <dc:date>2025-03-21T21:10:39.764000000</dc:date>
    <meta:editing-duration>PT21S</meta:editing-duration>
    <meta:editing-cycles>1</meta:editing-cycles>
    <meta:document-statistic meta:table-count="0" meta:image-count="0" meta:object-count="0" meta:page-count="1" meta:paragraph-count="15" meta:word-count="213" meta:character-count="1300" meta:non-whitespace-character-count="1102"/>
    <meta:generator>LibreOffice/24.2.4.2$Windows_X86_64 LibreOffice_project/51a6219feb6075d9a4c46691dcfe0cd9c4fff3c2</meta:generator>
  </office:meta>
</office:document-meta>
</file>